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5597in" table:align="left"/>
    </style:style>
    <style:style style:name="Table1.A" style:family="table-column">
      <style:table-column-properties style:column-width="0.6924in"/>
    </style:style>
    <style:style style:name="Table1.B" style:family="table-column">
      <style:table-column-properties style:column-width="4.867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fo:font-size="18pt" officeooo:paragraph-rsid="00088937" style:font-size-asian="18pt" style:font-size-complex="18pt"/>
    </style:style>
    <style:style style:name="P2" style:family="paragraph" style:parent-style-name="Heading_20_2">
      <style:text-properties officeooo:paragraph-rsid="000a0196"/>
    </style:style>
    <style:style style:name="P3" style:family="paragraph" style:parent-style-name="Heading_20_3">
      <style:text-properties officeooo:rsid="00088937" officeooo:paragraph-rsid="00088937"/>
    </style:style>
    <style:style style:name="P4" style:family="paragraph" style:parent-style-name="Heading_20_3">
      <style:text-properties officeooo:rsid="0008d3bd" officeooo:paragraph-rsid="0008d3bd"/>
    </style:style>
    <style:style style:name="P5" style:family="paragraph" style:parent-style-name="Heading_20_3">
      <style:paragraph-properties fo:margin-top="0in" fo:margin-bottom="0in" style:contextual-spacing="false"/>
      <style:text-properties style:use-window-font-color="true" loext:opacity="0%" officeooo:rsid="0008d3bd" officeooo:paragraph-rsid="0008d3bd"/>
    </style:style>
    <style:style style:name="P6" style:family="paragraph" style:parent-style-name="Heading_20_3">
      <style:text-properties officeooo:rsid="000a0196" officeooo:paragraph-rsid="000a0196"/>
    </style:style>
    <style:style style:name="P7" style:family="paragraph" style:parent-style-name="Heading_20_3">
      <style:text-properties officeooo:rsid="000be07f" officeooo:paragraph-rsid="000be07f"/>
    </style:style>
    <style:style style:name="P8" style:family="paragraph" style:parent-style-name="Horizontal_20_Line">
      <style:text-properties officeooo:paragraph-rsid="00088937"/>
    </style:style>
    <style:style style:name="P9" style:family="paragraph" style:parent-style-name="Standard">
      <style:text-properties officeooo:paragraph-rsid="00088937"/>
    </style:style>
    <style:style style:name="P10" style:family="paragraph" style:parent-style-name="Table_20_Contents">
      <style:text-properties fo:language="bg" fo:country="BG"/>
    </style:style>
    <style:style style:name="P11" style:family="paragraph" style:parent-style-name="Table_20_Contents">
      <style:text-properties officeooo:rsid="000c22b1" officeooo:paragraph-rsid="000c22b1"/>
    </style:style>
    <style:style style:name="P12" style:family="paragraph" style:parent-style-name="Table_20_Heading">
      <style:text-properties officeooo:rsid="000be07f" officeooo:paragraph-rsid="000be07f"/>
    </style:style>
    <style:style style:name="P13" style:family="paragraph" style:parent-style-name="Text_20_body">
      <style:paragraph-properties fo:margin-top="0in" fo:margin-bottom="0in" style:contextual-spacing="false"/>
      <style:text-properties fo:color="#000000" loext:opacity="100%"/>
    </style:style>
    <style:style style:name="P14" style:family="paragraph" style:parent-style-name="Text_20_body">
      <style:text-properties fo:color="#000000" loext:opacity="100%"/>
    </style:style>
    <style:style style:name="P15" style:family="paragraph" style:parent-style-name="Text_20_body">
      <style:paragraph-properties fo:margin-top="0in" fo:margin-bottom="0in" style:contextual-spacing="false"/>
      <style:text-properties fo:color="#000000" loext:opacity="100%" officeooo:paragraph-rsid="0008d3bd"/>
    </style:style>
    <style:style style:name="P16" style:family="paragraph" style:parent-style-name="Text_20_body">
      <style:text-properties fo:color="#000000" loext:opacity="100%" officeooo:paragraph-rsid="000be07f"/>
    </style:style>
    <style:style style:name="P17" style:family="paragraph" style:parent-style-name="Text_20_body">
      <style:text-properties officeooo:paragraph-rsid="0007887e"/>
    </style:style>
    <style:style style:name="P18" style:family="paragraph" style:parent-style-name="Text_20_body">
      <style:text-properties fo:language="bg" fo:country="BG"/>
    </style:style>
    <style:style style:name="P19" style:family="paragraph" style:parent-style-name="Text_20_body">
      <style:text-properties officeooo:paragraph-rsid="00088937"/>
    </style:style>
    <style:style style:name="P20" style:family="paragraph" style:parent-style-name="Text_20_body">
      <style:text-properties officeooo:paragraph-rsid="0008d3bd"/>
    </style:style>
    <style:style style:name="P21" style:family="paragraph" style:parent-style-name="Text_20_body">
      <style:text-properties officeooo:paragraph-rsid="000a0196"/>
    </style:style>
    <style:style style:name="T1" style:family="text">
      <style:text-properties fo:color="#a52a2a" loext:opacity="100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font-size="12pt" style:font-size-asian="10.5pt" style:font-size-complex="12pt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c9211e" loext:opacity="100%" fo:language="bg" fo:country="BG" fo:font-weight="bold" style:font-weight-asian="bold" style:font-weight-complex="bold"/>
    </style:style>
    <style:style style:name="T7" style:family="text">
      <style:text-properties officeooo:rsid="0007887e"/>
    </style:style>
    <style:style style:name="T8" style:family="text">
      <style:text-properties fo:language="bg" fo:country="BG"/>
    </style:style>
    <style:style style:name="T9" style:family="text">
      <style:text-properties fo:language="bg" fo:country="BG" officeooo:rsid="0007887e"/>
    </style:style>
    <style:style style:name="T10" style:family="text">
      <style:text-properties fo:language="bg" fo:country="BG" officeooo:rsid="00088937"/>
    </style:style>
    <style:style style:name="T11" style:family="text">
      <style:text-properties fo:language="bg" fo:country="BG" officeooo:rsid="000a0196"/>
    </style:style>
    <style:style style:name="T12" style:family="text">
      <style:text-properties officeooo:rsid="00088937"/>
    </style:style>
    <style:style style:name="T13" style:family="text">
      <style:text-properties fo:color="#ff0000" loext:opacity="100%"/>
    </style:style>
    <style:style style:name="T14" style:family="text">
      <style:text-properties style:font-name="Liberation Mono" officeooo:rsid="00088937"/>
    </style:style>
    <style:style style:name="T15" style:family="text">
      <style:text-properties officeooo:rsid="0008d3b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08d3bd" style:font-style-asian="italic" style:font-style-complex="italic"/>
    </style:style>
    <style:style style:name="T18" style:family="text">
      <style:text-properties fo:font-style="normal" officeooo:rsid="0008d3bd" style:font-style-asian="normal" style:font-style-complex="normal"/>
    </style:style>
    <style:style style:name="T19" style:family="text">
      <style:text-properties fo:color="#00a933" loext:opacity="100%" officeooo:rsid="0008d3bd"/>
    </style:style>
    <style:style style:name="T20" style:family="text">
      <style:text-properties fo:color="#00a933" loext:opacity="100%" officeooo:rsid="000be07f"/>
    </style:style>
    <style:style style:name="T21" style:family="text">
      <style:text-properties fo:color="#00a933" loext:opacity="100%" style:font-name="Liberation Mono" officeooo:rsid="000be07f"/>
    </style:style>
    <style:style style:name="T22" style:family="text">
      <style:text-properties fo:color="#0000cd" loext:opacity="100%"/>
    </style:style>
    <style:style style:name="T23" style:family="text">
      <style:text-properties officeooo:rsid="000a0196"/>
    </style:style>
    <style:style style:name="T24" style:family="text">
      <style:text-properties fo:font-size="12pt" style:font-size-asian="10.5pt" style:font-size-complex="12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18pt" officeooo:rsid="000a0196" style:font-size-asian="18pt" style:font-size-complex="18pt"/>
    </style:style>
    <style:style style:name="T27" style:family="text">
      <style:text-properties officeooo:rsid="000be07f"/>
    </style:style>
    <style:style style:name="T28" style:family="text">
      <style:text-properties officeooo:rsid="000c22b1"/>
    </style:style>
    <style:style style:name="T29" style:family="text">
      <style:text-properties fo:font-weight="bold" style:font-weight-asian="bold" style:font-weight-complex="bold"/>
    </style:style>
    <style:style style:name="T30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rrays</text:h>
      <text:p text:style-name="Horizontal_20_Line"/>
      <text:p text:style-name="Text_20_body"><text:span text:style-name="Strong_20_Emphasis"><text:span text:style-name="T2">https://www.w3schools.com/python/python_arrays.asp</text:span></text:span></text:p>
      <text:p text:style-name="P17"><text:span text:style-name="Strong_20_Emphasis"><text:span text:style-name="T3">Note:</text:span></text:span> Python <text:span text:style-name="T8">няма вградена поддръжка за масиви, но вместо това могат да се използват</text:span> <text:a xlink:type="simple" xlink:href="https://www.w3schools.com/python/python_lists.asp" text:style-name="Internet_20_link" text:visited-style-name="Visited_20_Internet_20_Link">Python Lists</text:a>.</text:p>
      <text:p text:style-name="Horizontal_20_Line"/>
      <text:h text:style-name="Heading_20_2" text:outline-level="2">Arrays<text:span text:style-name="T7"> - масиви</text:span></text:h>
      <text:p text:style-name="P17"><text:span text:style-name="Strong_20_Emphasis">Note:</text:span> <text:span text:style-name="T8">Забележка: Тази страница ви показва как да използвате СПИСЪЦИ</text:span><text:span text:style-name="T9">(LISTS)</text:span><text:span text:style-name="T8"> като МАСИВИ</text:span><text:span text:style-name="T9">(ARRAYS)</text:span><text:span text:style-name="T8">, но за да работите с масиви в Python, ще трябва да импортирате библиотека, като библиотеката </text:span><text:s/><text:a xlink:type="simple" xlink:href="https://www.w3schools.com/python/numpy/default.asp" text:style-name="Internet_20_link" text:visited-style-name="Visited_20_Internet_20_Link">NumPy library</text:a>.</text:p>
      <text:p text:style-name="P18">Масивите се използват за съхраняване на множество стойности в една единствена променлива:</text:p>
      <text:h text:style-name="P3" text:outline-level="3">Пример:</text:h>
      <text:p text:style-name="Text_20_body"><text:span text:style-name="T12">Създайте масив, съдържащ марки автомобили </text:span>:</text:p>
      <text:p text:style-name="P13">cars = [<text:span text:style-name="T1">"Ford"</text:span>, <text:span text:style-name="T1">"Volvo"</text:span>, <text:span text:style-name="T1">"BMW"</text:span>] </text:p>
      <text:p text:style-name="P9"/>
      <text:p text:style-name="P8"/>
      <text:h text:style-name="Heading_20_2" text:outline-level="2">What is an Array?<text:span text:style-name="T12"> - какво е </text:span><text:span text:style-name="T14">масив</text:span></text:h>
      <text:p text:style-name="P18">Масивът е специална променлива, която може да съдържа повече от една стойност наведнъж.</text:p>
      <text:p text:style-name="P19"><text:span text:style-name="T12">Ако имате списък с елементи</text:span> (<text:span text:style-name="T8">списък с </text:span><text:span text:style-name="T10">марки</text:span><text:span text:style-name="T8"> автомобили, например</text:span>), <text:span text:style-name="T8">съхраняването на колите в единични променливи може да изглежда така:</text:span></text:p>
      <text:p text:style-name="P14">car1 = <text:span text:style-name="T1">"Ford"</text:span><text:line-break/>car2 = <text:span text:style-name="T1">"Volvo"</text:span><text:line-break/>car3 = <text:span text:style-name="T1">"BMW"</text:span> </text:p>
      <text:p text:style-name="P18">Но какво ще стане, ако искате да прегледате колите и да намерите конкретна? И какво, ако нямате 3 коли, а 300?</text:p>
      <text:p text:style-name="P19"><text:span text:style-name="T12">Решението е - масив(array)</text:span>!</text:p>
      <text:p text:style-name="P18">Един масив може да съдържа много стойности под едно име и можете да получите достъп до стойностите, като се позовавате на номер на индекс.</text:p>
      <text:p text:style-name="Horizontal_20_Line"/>
      <text:h text:style-name="Heading_20_2" text:outline-level="2"><text:soft-page-break/>Access the Elements of an Array<text:span text:style-name="T15"> - д</text:span><text:span text:style-name="T8">остъп до елементите на масив</text:span></text:h>
      <text:p text:style-name="P18"><text:span text:style-name="T15">Можете да осъществите достъп до </text:span>елемент от масив, като се позовавате на <text:span text:style-name="T16">номера на индекса</text:span><text:span text:style-name="T17"> </text:span><text:span text:style-name="T18">му</text:span>.</text:p>
      <text:h text:style-name="P4" text:outline-level="3">Пример:</text:h>
      <text:p text:style-name="Text_20_body"><text:span text:style-name="T8">Вземете стойността на първия елемент от масива</text:span>:</text:p>
      <text:p text:style-name="P15">x = cars[<text:span text:style-name="T13">0</text:span>] <text:span text:style-name="T19"># резултатът ще е "Ford"</text:span></text:p>
      <text:p text:style-name="P15"><text:span text:style-name="T19"/></text:p>
      <text:h text:style-name="P5" text:outline-level="3">Пример:</text:h>
      <text:p text:style-name="Text_20_body"><text:span text:style-name="T8">Променете стойността на първия елемент от масива</text:span>:</text:p>
      <text:p text:style-name="P13">cars[<text:span text:style-name="T13">0</text:span>] = <text:span text:style-name="T1">"Toyota"</text:span> </text:p>
      <text:p text:style-name="P15"><text:span text:style-name="T19"/></text:p>
      <text:p text:style-name="P9"/>
      <text:p text:style-name="P8"/>
      <text:h text:style-name="P1" text:outline-level="2">The Length of an Array<text:span text:style-name="T15"> - дължина на масива</text:span></text:h>
      <text:p text:style-name="P20"><text:span text:style-name="T15">Използвайте метода</text:span> <text:span text:style-name="Source_20_Text">len()</text:span> <text:span text:style-name="T15">за да получите дължината на масива</text:span> (t<text:span text:style-name="T8">броя елементи в масива</text:span>).</text:p>
      <text:h text:style-name="P4" text:outline-level="3">Пример:</text:h>
      <text:p text:style-name="Text_20_body"><text:span text:style-name="T23">Върнете броя на елементите в масива</text:span> <text:span text:style-name="Source_20_Text">cars</text:span>:</text:p>
      <text:p text:style-name="P13">x = <text:span text:style-name="T22">len</text:span>(cars) </text:p>
      <text:p text:style-name="P21"><text:span text:style-name="Strong_20_Emphasis"><text:span text:style-name="T4"><text:line-break/>Note:</text:span></text:span><text:span text:style-name="T24"> </text:span><text:span text:style-name="T8">Дължината на масив</text:span><text:span text:style-name="T11">а</text:span><text:span text:style-name="T8"> винаги е с ед</text:span><text:span text:style-name="T11">иница</text:span><text:span text:style-name="T8"> повече от най-високия индекс на масива</text:span><text:span text:style-name="T24">.</text:span></text:p>
      <text:h text:style-name="P2" text:outline-level="2"><text:span text:style-name="T25">Looping Array Elements</text:span><text:span text:style-name="T26"> - преминаване през елементите на масива</text:span></text:h>
      <text:p text:style-name="Text_20_body"><text:span text:style-name="T23">Може да ползвате цикъл</text:span> <text:span text:style-name="Source_20_Text">for in</text:span> <text:span text:style-name="T23">за да преминете през всички елементи на масива</text:span>.</text:p>
      <text:h text:style-name="P6" text:outline-level="3">Пример:</text:h>
      <text:p text:style-name="Text_20_body"><text:span text:style-name="T23">Отпечатайте всички елементи от масива</text:span> <text:span text:style-name="Source_20_Text">cars</text:span>:</text:p>
      <text:p text:style-name="P13"><text:span text:style-name="T22">for</text:span> x <text:span text:style-name="T22">in</text:span> cars:<text:line-break/><text:span text:style-name="T23"><text:tab/></text:span><text:span text:style-name="T22">print</text:span>(x) </text:p>
      <text:p text:style-name="Horizontal_20_Line"/>
      <text:h text:style-name="Heading_20_2" text:outline-level="2">Adding Array Elements<text:span text:style-name="T23"> - добавяне на елемент в масив</text:span></text:h>
      <text:p text:style-name="Text_20_body"><text:span text:style-name="T23">Може да използвате метода</text:span> <text:span text:style-name="Source_20_Text">append()</text:span> <text:span text:style-name="T23">за да добавите елемент в масива</text:span>.</text:p>
      <text:h text:style-name="P6" text:outline-level="3"><text:soft-page-break/>Пример:</text:h>
      <text:p text:style-name="Text_20_body"><text:span text:style-name="T23">Добавете още един елемент в масива</text:span> <text:span text:style-name="Source_20_Text">cars</text:span>:</text:p>
      <text:p text:style-name="P13">cars.append(<text:span text:style-name="T1">"Honda"</text:span>) </text:p>
      <text:p text:style-name="Horizontal_20_Line"/>
      <text:h text:style-name="Heading_20_2" text:outline-level="2">Removing Array Elements<text:span text:style-name="T27"> - премахване на елемент от масива</text:span></text:h>
      <text:p text:style-name="Text_20_body"><text:span text:style-name="T27">Може да използвате метода</text:span> <text:span text:style-name="Source_20_Text">pop()</text:span> <text:span text:style-name="T27">за да премахнете елемент от масива</text:span>.</text:p>
      <text:h text:style-name="P7" text:outline-level="3">Пример:</text:h>
      <text:p text:style-name="Text_20_body"><text:span text:style-name="T27">Идтрийте втория елемент в масива</text:span> <text:span text:style-name="Source_20_Text">cars</text:span>:</text:p>
      <text:p text:style-name="P14">cars.pop(<text:span text:style-name="T13">1</text:span>) <text:span text:style-name="T27"><text:s/></text:span><text:span text:style-name="T20"># </text:span><text:span text:style-name="T21">pop()</text:span><text:span text:style-name="T20"> ползва индексите на елементите!</text:span></text:p>
      <text:p text:style-name="Text_20_body"><text:span text:style-name="T27">Също може да ползвате метода</text:span> <text:span text:style-name="Source_20_Text">remove()</text:span> <text:span text:style-name="T27">за да премахнете елемент от масива</text:span>.</text:p>
      <text:h text:style-name="P7" text:outline-level="3">Пример:</text:h>
      <text:p text:style-name="Text_20_body"><text:span text:style-name="T27">Изтрийте елемент със стойност</text:span> "Volvo":</text:p>
      <text:p text:style-name="P16">cars.remove(<text:span text:style-name="T1">"Volvo"</text:span>) <text:span text:style-name="T20"># remove() премахва самия елемент!</text:span></text:p>
      <text:p text:style-name="Text_20_body"><text:span text:style-name="Strong_20_Emphasis"><text:span text:style-name="T3">Note:</text:span></text:span> <text:span text:style-name="T27">Методът</text:span> <text:span text:style-name="Source_20_Text">remove()</text:span> <text:span text:style-name="T27">премахва само първата срещната указана стойност.</text:span></text:p>
      <text:p text:style-name="Horizontal_20_Line"/>
      <text:h text:style-name="Heading_20_2" text:outline-level="2">Array Methods<text:span text:style-name="T27"> - методи за масиви</text:span></text:h>
      <text:p text:style-name="P18">Python има набор от вградени методи, които можете да използвате върху списъци/масиви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Метод</text:p>
          </table:table-cell>
          <table:table-cell table:style-name="Table1.A1" office:value-type="string">
            <text:p text:style-name="P12">Описание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python/ref_list_append.asp" text:style-name="Internet_20_link" text:visited-style-name="Visited_20_Internet_20_Link">append()</text:a></text:p>
          </table:table-cell>
          <table:table-cell table:style-name="Table1.A1" office:value-type="string">
            <text:p text:style-name="P10">Добавя елемент в края на списъка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python/ref_list_clear.asp" text:style-name="Internet_20_link" text:visited-style-name="Visited_20_Internet_20_Link">clear()</text:a></text:p>
          </table:table-cell>
          <table:table-cell table:style-name="Table1.A1" office:value-type="string">
            <text:p text:style-name="P10">Премахва всички елементи <text:span text:style-name="T27">в</text:span> списъка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python/ref_list_copy.asp" text:style-name="Internet_20_link" text:visited-style-name="Visited_20_Internet_20_Link">copy()</text:a></text:p>
          </table:table-cell>
          <table:table-cell table:style-name="Table1.A1" office:value-type="string">
            <text:p text:style-name="P11">Връща копие на листа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python/ref_list_count.asp" text:style-name="Internet_20_link" text:visited-style-name="Visited_20_Internet_20_Link">count()</text:a></text:p>
          </table:table-cell>
          <table:table-cell table:style-name="Table1.A1" office:value-type="string">
            <text:p text:style-name="P10">Връща броя елементи с посочената стойност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python/ref_list_extend.asp" text:style-name="Internet_20_link" text:visited-style-name="Visited_20_Internet_20_Link">extend()</text:a></text:p>
          </table:table-cell>
          <table:table-cell table:style-name="Table1.A1" office:value-type="string">
            <text:p text:style-name="P10">Добавяне на елементите на <text:span text:style-name="T28">друг </text:span>списък (или всеки итерируем) в края на текущия списък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python/ref_list_index.asp" text:style-name="Internet_20_link" text:visited-style-name="Visited_20_Internet_20_Link">index()</text:a></text:p>
          </table:table-cell>
          <table:table-cell table:style-name="Table1.A1" office:value-type="string">
            <text:p text:style-name="P10">Връща индекса на първия елемент с указаната стойност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python/ref_list_insert.asp" text:style-name="Internet_20_link" text:visited-style-name="Visited_20_Internet_20_Link">insert()</text:a></text:p>
          </table:table-cell>
          <table:table-cell table:style-name="Table1.A1" office:value-type="string">
            <text:p text:style-name="P10">Добавя елемент на посочената позиция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python/ref_list_pop.asp" text:style-name="Internet_20_link" text:visited-style-name="Visited_20_Internet_20_Link">pop()</text:a></text:p>
          </table:table-cell>
          <table:table-cell table:style-name="Table1.A1" office:value-type="string">
            <text:p text:style-name="P10">Премахва елемента на посочената позиция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python/ref_list_remove.asp" text:style-name="Internet_20_link" text:visited-style-name="Visited_20_Internet_20_Link">remove()</text:a></text:p>
          </table:table-cell>
          <table:table-cell table:style-name="Table1.A1" office:value-type="string">
            <text:p text:style-name="P10">Премахва първия елемент със зададената стойност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python/ref_list_reverse.asp" text:style-name="Internet_20_link" text:visited-style-name="Visited_20_Internet_20_Link">reverse()</text:a></text:p>
          </table:table-cell>
          <table:table-cell table:style-name="Table1.A1" office:value-type="string">
            <text:p text:style-name="P10">Обръща реда на списъка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python/ref_list_sort.asp" text:style-name="Internet_20_link" text:visited-style-name="Visited_20_Internet_20_Link">sort()</text:a></text:p>
          </table:table-cell>
          <table:table-cell table:style-name="Table1.A1" office:value-type="string">
            <text:p text:style-name="P10">Сортира списъка</text:p>
          </table:table-cell>
        </table:table-row>
      </table:table>
      <text:p text:style-name="Text_20_body"><text:span text:style-name="T6"><text:line-break/>Забележка:</text:span><text:span text:style-name="T8"> Python няма вградена поддръжка за масиви, но вместо това могат да се използват Python Lis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21:55:15.137841161</meta:creation-date>
    <dc:date>2023-02-02T23:31:57.471694036</dc:date>
    <meta:editing-duration>PT5M16S</meta:editing-duration>
    <meta:editing-cycles>1</meta:editing-cycles>
    <meta:document-statistic meta:table-count="1" meta:image-count="0" meta:object-count="0" meta:page-count="3" meta:paragraph-count="77" meta:word-count="518" meta:character-count="3311" meta:non-whitespace-character-count="2859"/>
    <meta:generator>LibreOffice/7.3.7.2$Linux_X86_64 LibreOffice_project/30$Build-2</meta:generator>
  </office:meta>
</office:document-meta>
</file>